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text-properties fo:color="#666666" loext:opacity="100%" fo:font-style="italic" fo:font-weight="bold" officeooo:rsid="0000f83d" officeooo:paragraph-rsid="0000f83d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00f83d" officeooo:paragraph-rsid="0000f83d"/>
    </style:style>
    <style:style style:name="P3" style:family="paragraph" style:parent-style-name="Standard">
      <style:text-properties officeooo:paragraph-rsid="0000f83d"/>
    </style:style>
    <style:style style:name="P4" style:family="paragraph" style:parent-style-name="Standard">
      <style:text-properties fo:font-size="20pt" fo:font-weight="bold" officeooo:rsid="0000f83d" officeooo:paragraph-rsid="0000f83d" style:font-size-asian="20pt" style:font-weight-asian="bold" style:font-size-complex="20pt" style:font-weight-complex="bold"/>
    </style:style>
    <style:style style:name="P5" style:family="paragraph" style:parent-style-name="Standard">
      <style:paragraph-properties fo:break-before="page"/>
      <style:text-properties fo:font-size="20pt" fo:font-weight="bold" officeooo:rsid="0000f83d" officeooo:paragraph-rsid="0000f83d" style:font-size-asian="20pt" style:font-weight-asian="bold" style:font-size-complex="20pt" style:font-weight-complex="bold"/>
    </style:style>
    <style:style style:name="T1" style:family="text">
      <style:text-properties officeooo:rsid="0000f83d"/>
    </style:style>
    <style:style style:name="T2" style:family="text">
      <style:text-properties fo:font-size="16pt" officeooo:rsid="000481f2" style:font-size-asian="16pt" style:font-size-complex="16pt"/>
    </style:style>
    <style:style style:name="T3" style:family="text">
      <style:text-properties fo:font-size="16pt" officeooo:rsid="0004a870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size="16pt" fo:font-weight="bold" officeooo:rsid="000263b6" style:font-size-asian="16pt" style:font-weight-asian="bold" style:font-size-complex="16pt" style:font-weight-complex="bold"/>
    </style:style>
    <style:style style:name="T6" style:family="text">
      <style:text-properties fo:font-size="16pt" fo:font-weight="normal" officeooo:rsid="0004a870" style:font-size-asian="16pt" style:font-weight-asian="normal" style:font-size-complex="16pt" style:font-weight-complex="normal"/>
    </style:style>
    <style:style style:name="T7" style:family="text">
      <style:text-properties officeooo:rsid="000263b6"/>
    </style:style>
    <style:style style:name="T8" style:family="text">
      <style:text-properties officeooo:rsid="00037e09"/>
    </style:style>
    <style:style style:name="T9" style:family="text">
      <style:text-properties style:font-name="sans-serif"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18pt" fo:font-weight="bold" officeooo:rsid="00037e09" style:font-size-asian="18pt" style:font-weight-asian="bold" style:font-size-complex="18pt" style:font-weight-complex="bold"/>
    </style:style>
    <style:style style:name="T12" style:family="text">
      <style:text-properties fo:font-size="20pt" fo:font-weight="bold" officeooo:rsid="00037e09" style:font-size-asian="20pt" style:font-weight-asian="bold" style:font-size-complex="20pt" style:font-weight-complex="bold"/>
    </style:style>
    <style:style style:name="T13" style:family="text">
      <style:text-properties fo:font-size="12pt" officeooo:rsid="000481f2" style:font-size-asian="12pt" style:font-size-complex="12pt"/>
    </style:style>
    <style:style style:name="T14" style:family="text">
      <style:text-properties fo:font-size="12pt" fo:font-weight="normal" officeooo:rsid="00037e09" style:font-size-asian="12pt" style:font-weight-asian="normal" style:font-size-complex="12pt" style:font-weight-complex="normal"/>
    </style:style>
    <style:style style:name="T15" style:family="text">
      <style:text-properties fo:font-size="12pt" fo:font-weight="normal" officeooo:rsid="000481f2" style:font-size-asian="12pt" style:font-weight-asian="normal" style:font-size-complex="12pt" style:font-weight-complex="normal"/>
    </style:style>
    <style:style style:name="T16" style:family="text">
      <style:text-properties fo:font-size="12pt" fo:font-weight="normal" officeooo:rsid="0004a870" style:font-size-asian="12pt" style:font-weight-asian="normal" style:font-size-complex="12pt" style:font-weight-complex="normal"/>
    </style:style>
    <style:style style:name="T17" style:family="text">
      <style:text-properties officeooo:rsid="0005d95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<text:tab/></text:span><text:span text:style-name="T11">1.- </text:span><text:span text:style-name="T9">Estudiar los ejemplos facilitados y analizar los factores a favor y en contra de cada formato. Para ello tener en cuenta que la empresa necesita almacenar la información de manera rápida y obtener la información necesaria. Ver los ejemplos de información necesaria al final del documento.</text:span><text:span text:style-name="T10"> </text:span></text:p>
      <text:p text:style-name="P2"/>
      <text:p text:style-name="P2"><text:tab/><text:span text:style-name="T4">Modo ficha:</text:span></text:p>
      <text:p text:style-name="P2"><text:tab/>En este modo se llega bastante rápido pero la desventaja que le veo es que cuando se tenga que rellenar llega a ser muy repetitivo.</text:p>
      <text:p text:style-name="P2"/>
      <text:p text:style-name="P2"><text:tab/><text:span text:style-name="T5">Modo columna espacio fijo:</text:span></text:p>
      <text:p text:style-name="P2"><text:tab/><text:span text:style-name="T7">Me parece muy rápido y optimo, se encuentra todo lo que quieres al momento. </text:span><text:span text:style-name="T8">Es el mejor si se plantea en ningún momento instalar un software de ofimática.</text:span></text:p>
      <text:p text:style-name="P2"/>
      <text:p text:style-name="P2"><text:tab/><text:span text:style-name="T5">Modo punto y coma:</text:span></text:p>
      <text:p text:style-name="P2"><text:tab/><text:span text:style-name="T7">Es casi imposible encontrar algo ahí, hace falta de algo extra para llegar a poder trabajar con el debido a que no se puede diferenciar nada. Pero tiene la ventaja que el día que traigan un software ofimática pueden portar la información en segundos.</text:span></text:p>
      <text:p text:style-name="P2"/>
      <text:p text:style-name="P2"><text:tab/><text:span text:style-name="T5">Modo separado por tabuladores:</text:span></text:p>
      <text:p text:style-name="P2"><text:tab/><text:span text:style-name="T7">Este modo se me muy parecido al punto y coma, tiene sus mismas ventajas en algunos softwares pero tiene la ventaja de que se hace un poco la legible </text:span><text:span text:style-name="T8">y creo que es el mejor ya que podra costar un poco(bastante) trabajar con el pero el punto es que cuando llegue el nuevo software se ahorraran todo el trabajo.</text:span></text:p>
      <text:p text:style-name="P2"/>
      <text:p text:style-name="P2"><text:tab/><text:span text:style-name="T12">2.- Indicar cuáles de los ejemplos siguientes has podido resolver con este sistema </text:span></text:p>
      <text:p text:style-name="P4">y cuáles no. </text:p>
      <text:p text:style-name="P4"><text:tab/><text:span text:style-name="T14">Con tiempo y paciencia realmente </text:span><text:span text:style-name="T15">pero el n y o no los he podido resolver con el modo de punto y coma y el separado por tabuladores.</text:span></text:p>
      <text:p text:style-name="P4"><text:span text:style-name="T14"/></text:p>
      <text:p text:style-name="P4"><text:span text:style-name="T14"><text:tab/></text:span><text:span text:style-name="T8">3.- ¿En cuál de los que has resuelto has tardado más y por qué?</text:span></text:p>
      <text:p text:style-name="P4"><text:span text:style-name="T14"><text:tab/>En el separado por punto y coma y el separado por tabulador ha tardado notablemente mucho ya debido a razones obvias de que casi no se puede distinguir si vas rápido.</text:span></text:p>
      <text:p text:style-name="P4"><text:span text:style-name="T14"/></text:p>
      <text:p text:style-name="P4"><text:span text:style-name="T14"/></text:p>
      <text:p text:style-name="P5"><text:span text:style-name="T14"><text:tab/></text:span><text:span text:style-name="T2">4.- Indicar qué aspectos han mejorado con respecto al procedimiento anterior.</text:span></text:p>
      <text:p text:style-name="P4"><text:span text:style-name="T14"><text:tab/></text:span><text:span text:style-name="T15">Ahora se pueden aplicar filtros que facilitan la tarea muchísimo más aunque si que es verdad que aun así el word sigue siendo un método lento y me es más rápido el de columnas de espacio fijo me es más rápido. </text:span></text:p>
      <text:p text:style-name="P4"><text:span text:style-name="T15"/></text:p>
      <text:p text:style-name="P4"><text:span text:style-name="T15"><text:tab/></text:span><text:span text:style-name="T2">5.- Indicar cuáles de los ejemplos siguientes has podido resolver con este sistema </text:span></text:p>
      <text:p text:style-name="P4"><text:span text:style-name="T2">y cuáles no.</text:span><text:span text:style-name="T15"> </text:span></text:p>
      <text:p text:style-name="P4"><text:span text:style-name="T15"><text:tab/></text:span><text:span text:style-name="T16">Los he podido resolver todo, ya que se facilita todo mucho mas a la vista.</text:span></text:p>
      <text:p text:style-name="P4"><text:span text:style-name="T16"/></text:p>
      <text:p text:style-name="P4"><text:span text:style-name="T16"><text:tab/></text:span><text:span text:style-name="T3">6.- ¿En cuál de los que has resuelto has tardado más y por qué?</text:span></text:p>
      <text:p text:style-name="P4"><text:span text:style-name="T16"><text:tab/>En comparación al bloc de notas se puede hacer todos los ejemplos a gran velocidad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ans-serif" svg:font-family="sans-serif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color="#666666" loext:opacity="100%" fo:font-style="italic" fo:font-weight="bold" officeooo:rsid="0000f83d" officeooo:paragraph-rsid="0000f83d" style:font-style-asian="italic" style:font-weight-asian="bold" style:font-style-complex="italic" style:font-weight-complex="bold"/>
    </style:style>
    <style:style style:name="MT1" style:family="text">
      <style:text-properties officeooo:rsid="0005d957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E – <text:span text:style-name="MT1">Ejerc práctico con</text:span> ficheros<text:tab/><text:tab/>Adrián Fuentes Hernández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3T10:08:29.361000000</meta:creation-date>
    <dc:date>2021-09-23T11:05:22.799000000</dc:date>
    <meta:editing-duration>PT7M10S</meta:editing-duration>
    <meta:editing-cycles>2</meta:editing-cycles>
    <meta:generator>LibreOffice/7.1.5.2$Windows_X86_64 LibreOffice_project/85f04e9f809797b8199d13c421bd8a2b025d52b5</meta:generator>
    <meta:document-statistic meta:table-count="0" meta:image-count="0" meta:object-count="0" meta:page-count="2" meta:paragraph-count="22" meta:word-count="425" meta:character-count="2358" meta:non-whitespace-character-count="1928"/>
  </office:meta>
</office:document-meta>
</file>